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Bitstream Charter" fo:font-size="12pt" style:font-size-asian="12pt" style:font-size-complex="12pt"/>
    </style:style>
    <style:style style:name="P3" style:family="paragraph" style:parent-style-name="Table_20_Contents"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Charter" fo:font-size="12pt" style:font-size-asian="12pt" style:font-size-complex="12pt"/>
    </style:style>
    <style:style style:name="P7" style:family="paragraph" style:parent-style-name="Table_20_Contents" style:list-style-name="L1">
      <style:text-properties fo:font-variant="normal" fo:text-transform="none" fo:color="#222222" style:font-name="Bitstream Charter" fo:font-size="11pt" fo:letter-spacing="normal" fo:font-style="normal" fo:font-weight="normal" style:font-size-asian="11pt" style:font-size-complex="11pt"/>
    </style:style>
    <style:style style:name="P8" style:family="paragraph" style:parent-style-name="Table_20_Contents" style:list-style-name="L1">
      <style:text-properties fo:font-variant="normal" fo:text-transform="none" fo:color="#222222" style:font-name="Bitstream Charter" fo:font-size="12pt" fo:letter-spacing="normal" fo:font-style="normal" fo:font-weight="normal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3">GMRT</text:span><text:span text:style-name="T3"><text:tab/></text:span><text:tab/><text:tab/><text:tab/><text:tab/><text:span text:style-name="T3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3"><text:s/><text:span text:style-name="T4">17</text:span><text:span text:style-name="T2">Th</text:span><text:span text:style-name="T4"> March 2015 Time : 11.30 AM to 13.00 PM <text:s/>GMRT conference <text:s/>room</text:span>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1">NGK, SN,CPK DBB,SNK, RRU 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9"/></text:p>
            <text:list xml:id="list93454734" text:style-name="L1">
              <text:list-item>
                <text:p text:style-name="P7">CPK updated that he &amp; RRU collecting the requirements for April MTAC 2015 testing. </text:p>
                <text:p text:style-name="P7">CPK is writing report. Indent for RFI connectors is ready.</text:p>
                <text:p text:style-name="P7">99 Rabbit MCM cards are tested.</text:p>
                <text:p text:style-name="P7"/>
              </text:list-item>
              <text:list-item>
                <text:p text:style-name="P7">SNK updated that is working on 2<text:span text:style-name="T1">nd</text:span> part of report.</text:p>
                <text:p text:style-name="P7">1<text:span text:style-name="T1">st</text:span> part is about database &amp; raw data monitoring.</text:p>
                <text:p text:style-name="P7">2<text:span text:style-name="T1">nd</text:span> part is about engineering interface.</text:p>
                <text:p text:style-name="P7">3<text:span text:style-name="T1">rd</text:span> part is about remote observation tools.</text:p>
                <text:p text:style-name="P7"/>
              </text:list-item>
              <text:list-item>
                <text:p text:style-name="P7">DBB updated <text:s/>he is working on FPS implementation in Python environment. He will send outline of report to NGK.</text:p>
                <text:p text:style-name="P7"/>
              </text:list-item>
              <text:list-item>
                <text:p text:style-name="P7">RRU working with CPK for April MTAC testing.</text:p>
                <text:p text:style-name="P7">Implementing code for all 30 antennas in Online_v2 software.</text:p>
                <text:p text:style-name="P7"/>
              </text:list-item>
              <text:list-item>
                <text:p text:style-name="P7">Nayak ji updated that he had discussion with Suresh S regarding FPS implementation. FPS people are keen on PLC based FPS system.</text:p>
                <text:p text:style-name="P7">They need Rahul Bhor person from Telemetry Lab to complete the development.</text:p>
                <text:p text:style-name="P7"/>
              </text:list-item>
              <text:list-item>
                <text:p text:style-name="P7">NGK suggested presentation can be given during 22 or 23 April.</text:p>
                <text:p text:style-name="P7">Talk with Mangesh for the possibility of GWB testing from Online_v2 machine.</text:p>
                <text:p text:style-name="P7">During MTAC we will try to test</text:p>
                <text:p text:style-name="P7">15 Antenna =&gt; OF + Sentinel system.</text:p>
                <text:p text:style-name="P7">GWB correlator</text:p>
                <text:p text:style-name="P7">1 or more antenna servo, GAB system.</text:p>
                <text:p text:style-name="P7">1 or more FPS system.</text:p>
                <text:p text:style-name="P8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5-03-24T14:11:10</dc:date>
    <dc:creator>teleset </dc:creator>
    <meta:editing-duration>P2DT17H51M44S</meta:editing-duration>
    <meta:editing-cycles>659</meta:editing-cycles>
    <meta:generator>LibreOffice/3.4$Linux LibreOffice_project/340m1$Build-602</meta:generator>
    <meta:document-statistic meta:table-count="1" meta:image-count="0" meta:object-count="0" meta:page-count="1" meta:paragraph-count="34" meta:word-count="246" meta:character-count="1339" meta:non-whitespace-character-count="1121"/>
  </office:meta>
</office:document-meta>
</file>